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2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0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2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margin-left="0.318cm" fo:margin-right="0cm" fo:text-indent="0cm"/>
      <style:text-properties fo:font-size="20pt"/>
    </style:style>
    <style:style style:name="T1" style:family="text">
      <style:text-properties style:font-name="Segoe UI Semibold1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2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2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2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2" fo:font-size="34pt" fo:font-weight="bold" style:font-size-asian="34pt" style:font-weight-asian="bold" style:font-size-complex="34pt" style:font-weight-complex="bold"/>
    </style:style>
    <style:style style:name="T6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384cm" svg:height="3.063cm" svg:x="1.778cm" svg:y="0.762cm">
          <draw:text-box>
            <text:p text:style-name="P1"><text:span text:style-name="T1">HYMN #843</text:span></text:p>
            <text:p text:style-name="P1"><text:span text:style-name="T2">"Forgive Our Sins as We Forgive"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384cm" svg:height="7.011cm" svg:x="1.778cm" svg:y="0.762cm">
          <draw:text-box>
            <text:p text:style-name="P4"><text:span text:style-name="T3">1. </text:span><text:span text:style-name="T4">“Forgive our sins as we forgive,”</text:span><text:span text:style-name="T4"><text:line-break/></text:span><text:span text:style-name="T4">You taught us, Lord, to pray;</text:span><text:span text:style-name="T4"><text:line-break/></text:span><text:span text:style-name="T4">But You alone can grant us grace</text:span><text:span text:style-name="T4"><text:line-break/></text:span><text:span text:style-name="T4">To live the words we sa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_31_030_25_20Wt._25_20Intro" presentation:presentation-page-layout-name="AL1T0">
        <office:forms form:automatic-focus="false" form:apply-design-mode="false"/>
        <draw:frame draw:style-name="gr3" draw:text-style-name="P2" draw:layer="layout" svg:width="24.384cm" svg:height="7.011cm" svg:x="1.778cm" svg:y="0.762cm">
          <draw:text-box>
            <text:p text:style-name="P1"><text:span text:style-name="T3">2. </text:span><text:span text:style-name="T4">How can Your pardon reach and bless</text:span><text:span text:style-name="T4"><text:line-break/></text:span><text:span text:style-name="T4">The unforgiving heart</text:span><text:span text:style-name="T4"><text:line-break/></text:span><text:span text:style-name="T4">That broods on wrongs and will not let</text:span><text:span text:style-name="T4"><text:line-break/></text:span><text:span text:style-name="T4">Old bitterness depart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_31_030_25_20Wt._25_20Intro" presentation:presentation-page-layout-name="AL1T0">
        <office:forms form:automatic-focus="false" form:apply-design-mode="false"/>
        <draw:frame draw:style-name="gr3" draw:text-style-name="P2" draw:layer="layout" svg:width="24.384cm" svg:height="7.011cm" svg:x="1.778cm" svg:y="0.762cm">
          <draw:text-box>
            <text:p text:style-name="P1"><text:span text:style-name="T3">3. </text:span><text:span text:style-name="T4">In blazing light Your cross reveals</text:span><text:span text:style-name="T4"><text:line-break/></text:span><text:span text:style-name="T4">The truth we dimly knew:</text:span><text:span text:style-name="T4"><text:line-break/></text:span><text:span text:style-name="T4">What trivial debts are owed to us,</text:span><text:span text:style-name="T4"><text:line-break/></text:span><text:span text:style-name="T4">How great our debt to You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_31_030_25_20Wt._25_20Intro" presentation:presentation-page-layout-name="AL1T0">
        <office:forms form:automatic-focus="false" form:apply-design-mode="false"/>
        <draw:frame draw:style-name="gr4" draw:text-style-name="P2" draw:layer="layout" svg:width="25.146cm" svg:height="13.45cm" svg:x="1.27cm" svg:y="0.762cm">
          <draw:text-box>
            <text:p text:style-name="P1"><text:span text:style-name="T3">4. </text:span><text:span text:style-name="T5">Lord, cleanse the depths within our souls</text:span></text:p>
            <text:p text:style-name="P1"><text:span text:style-name="T4">And bid resentment cease;</text:span><text:span text:style-name="T4"><text:line-break/></text:span><text:span text:style-name="T4">Then, bound to all in bonds of love,</text:span></text:p>
            <text:p text:style-name="P1"><text:span text:style-name="T4">Our lives will spread Your peace.</text:span></text:p>
            <text:p text:style-name="P6"><text:span text:style-name="T6"><text:line-break/></text:span><text:span text:style-name="T6"> <text:s text:c="5"/></text:span><text:span text:style-name="T6">© Oxford University Press.</text:span></text:p>
            <text:p text:style-name="P6"><text:span text:style-name="T6"><text:s text:c="6"/></text:span><text:span text:style-name="T6">Used by permission:</text:span></text:p>
            <text:p text:style-name="P6"><text:span text:style-name="T6"><text:s text:c="6"/></text:span><text:span text:style-name="T6">LSB Hymn License</text:span></text:p>
            <text:p text:style-name="P6"><text:span text:style-name="T6"><text:s text:c="6"/></text:span><text:span text:style-name="T6">.NET, no. 100011038.</text:span></text:p>
            <text:p text:style-name="P6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3T15:22:48.275000000</meta:creation-date>
    <dc:title>bluwht blank</dc:title>
    <meta:editing-duration>PT5M16S</meta:editing-duration>
    <meta:editing-cycles>6</meta:editing-cycles>
    <meta:generator>LibreOffice/6.1.5.2$Windows_X86_64 LibreOffice_project/90f8dcf33c87b3705e78202e3df5142b201bd805</meta:generator>
    <dc:date>2019-04-25T18:38:35.712000000</dc:date>
    <meta:document-statistic meta:object-count="47"/>
  </office:meta>
</office:document-meta>
</file>